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91.63mm" svg:height="106.62mm" svg:x="114.54mm" svg:y="3.19mm">
            <draw:object draw:notify-on-update-of-ranges="Planilha1.A3:Planilha1.A14 Planilha1.B3:Planilha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Nº palestras por mês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Mês\Ano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Janeir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vereir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ç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o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h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embro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ubro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embr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zembr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3:.B14])" office:value-type="float" office:value="58" calcext:value-type="float">
            <text:p>58</text:p>
          </table:table-cell>
          <table:table-cell table:style-name="ce2" table:number-columns-repeated="3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17:10:50.4168740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6:10:11.488296019</meta:creation-date>
    <dc:date>2019-02-11T17:11:33.284575299</dc:date>
    <meta:editing-duration>PT9M36S</meta:editing-duration>
    <meta:editing-cycles>6</meta:editing-cycles>
    <meta:generator>LibreOffice/6.1.4.2$Linux_X86_64 LibreOffice_project/1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64cm" svg:height="10.663cm" xlink:href=".." xlink:type="simple" chart:class="chart:bar" chart:style-name="ch1">
        <chart:title svg:x="6.562cm" svg:y="0.349cm" chart:style-name="ch2">
          <text:p>Número de palestras por mês</text:p>
        </chart:title>
        <chart:subtitle svg:x="6.575cm" svg:y="1.341cm" chart:style-name="ch3">
          <text:p>Ano 2018, nº total de palestras: 58</text:p>
        </chart:subtitle>
        <chart:plot-area chart:style-name="ch4" table:cell-range-address="Planilha1.A3:Planilha1.B14" chart:data-source-has-labels="column" svg:x="1.394cm" svg:y="2.237cm" svg:width="17.387cm" svg:height="7.2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191cm" svg:y="2.237cm" svg:width="16.414cm" svg:height="5.5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9.725cm" svg:y="9.682cm" chart:style-name="ch6">
              <text:p>Mês</text:p>
            </chart:title>
            <chart:categories table:cell-range-address="Planilha1.A3:Planilha1.A14"/>
          </chart:axis>
          <chart:axis chart:dimension="y" chart:name="primary-y" chart:style-name="ch7">
            <chart:title svg:x="0.451cm" svg:y="7.022cm" chart:style-name="ch8">
              <text:p>Nº de Palestra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Planilha1.B3:Planilha1.B14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Janeiro</text:p>
                <draw:g>
                  <svg:desc>Planilha1.A3:Planilha1.A14</svg:desc>
                </draw:g>
              </table:table-cell>
              <table:table-cell office:value-type="float" office:value="0">
                <text:p>0</text:p>
                <draw:g>
                  <svg:desc>Planilha1.B3:Planilha1.B14</svg:desc>
                </draw:g>
              </table:table-cell>
            </table:table-row>
            <table:table-row>
              <table:table-cell office:value-type="string">
                <text:p>Fevereir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ç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io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unho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ulh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etembro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utubro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vembr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zembr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